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  <style:style style:name="P6" style:family="paragraph" style:parent-style-name="Standard">
      <style:text-properties officeooo:paragraph-rsid="001eb751"/>
    </style:style>
    <style:style style:name="P7" style:family="paragraph" style:parent-style-name="Standard">
      <style:text-properties officeooo:paragraph-rsid="0020ffa4"/>
    </style:style>
    <style:style style:name="P8" style:family="paragraph" style:parent-style-name="Standard">
      <style:text-properties officeooo:paragraph-rsid="002322ac"/>
    </style:style>
    <style:style style:name="P9" style:family="paragraph" style:parent-style-name="Standard">
      <style:text-properties officeooo:paragraph-rsid="00240418"/>
    </style:style>
    <style:style style:name="P10" style:family="paragraph" style:parent-style-name="Standard">
      <style:text-properties officeooo:paragraph-rsid="0025f5b4"/>
    </style:style>
    <style:style style:name="P11" style:family="paragraph" style:parent-style-name="Standard">
      <style:text-properties officeooo:paragraph-rsid="0026b6e1"/>
    </style:style>
    <style:style style:name="P12" style:family="paragraph" style:parent-style-name="Standard">
      <style:text-properties officeooo:paragraph-rsid="0026c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¿Cuál es la normativa principal en el espacio de trabajo de un taller de microinformática relacionada con la seguridad eléctrica?</text:p>
      <text:p text:style-name="P12">a) ISO 9001</text:p>
      <text:p text:style-name="P12">b) ISO 14001</text:p>
      <text:p text:style-name="P12">c) ISO 27001</text:p>
      <text:p text:style-name="P12">d) Normativa EN 61010</text:p>
      <text:p text:style-name="P12"/>
      <text:p text:style-name="P12">¿Cuál es la principal función de una tarjeta de red en una computadora?</text:p>
      <text:p text:style-name="P12">a) Gestionar el tráfico de red y proporcionar acceso a internet</text:p>
      <text:p text:style-name="P12">b) Conectar dispositivos inalámbricos mediante Wi-Fi</text:p>
      <text:p text:style-name="P12">c) Facilitar la conexión a través de cables Ethernet</text:p>
      <text:p text:style-name="P12">d) Exclusivamente para conexiones Bluetooth</text:p>
      <text:p text:style-name="P12"/>
      <text:p text:style-name="P12">¿Qué característica es común en un adaptador Bluetooth?</text:p>
      <text:p text:style-name="P12">a) Necesidad de cables para la conexión</text:p>
      <text:p text:style-name="P12">b) Conexión directa a la corriente eléctrica</text:p>
      <text:p text:style-name="P12">c) Permite la comunicación inalámbrica entre dispositivos</text:p>
      <text:p text:style-name="P12">d) Exclusivamente para conexiones Wi-Fi</text:p>
      <text:p text:style-name="P12"/>
      <text:p text:style-name="P12">¿Cuál es la ventaja de una tarjeta SIM en dispositivos de comunicación móvil?</text:p>
      <text:p text:style-name="P12">a) Mayor velocidad de transferencia de datos</text:p>
      <text:p text:style-name="P12">b) Posibilidad de realizar llamadas telefónicas</text:p>
      <text:p text:style-name="P12">c) Mayor capacidad de almacenamiento</text:p>
      <text:p text:style-name="P12">d) Necesidad de cables para la conexión</text:p>
      <text:p text:style-name="P12"/>
      <text:p text:style-name="P12">¿Qué función realiza un adaptador de red PLC?</text:p>
      <text:p text:style-name="P12">a) Conectar dispositivos mediante cables Ethernet</text:p>
      <text:p text:style-name="P12">b) Ampliar la cobertura de una red inalámbrica</text:p>
      <text:p text:style-name="P12">c) Utilizar la red eléctrica para transmitir datos</text:p>
      <text:p text:style-name="P12">d) Exclusivamente para conexiones Bluetooth</text:p>
      <text:p text:style-name="P12"/>
      <text:p text:style-name="P12">¿Cuál es la principal función de una cámara de vigilancia IP en una red de comunicación?</text:p>
      <text:p text:style-name="P12">a) Transmisión de datos por cable coaxial</text:p>
      <text:p text:style-name="P12">b) Grabación de videos en calidad extrema</text:p>
      <text:p text:style-name="P12">c) Monitorización y transmisión de video a través de internet</text:p>
      <text:p text:style-name="P12">d) Conexión de dispositivos inalámbricos mediante Wi-Fi</text:p>
      <text:p text:style-name="P12"/>
      <text:p text:style-name="P12">¿Qué característica es común en una impresora de red?</text:p>
      <text:p text:style-name="P12">a) Transmisión de datos por cable coaxial</text:p>
      <text:p text:style-name="P12">b) Conexión de dispositivos inalámbricos mediante Wi-Fi</text:p>
      <text:p text:style-name="P12">c) Uso exclusivo para impresiones en blanco y negro</text:p>
      <text:p text:style-name="P12">d) Exclusivamente para conexiones Bluetooth</text:p>
      <text:p text:style-name="P12"/>
      <text:p text:style-name="P12">¿Cuál es la ventaja de un gateway en una red de comunicación?</text:p>
      <text:p text:style-name="P12">a) Conexión de dispositivos mediante cables Ethernet</text:p>
      <text:p text:style-name="P12">b) Proporcionar acceso a internet y gestionar el tráfico de red</text:p>
      <text:p text:style-name="P12">c) Ampliar la cobertura de una red inalámbrica</text:p>
      <text:p text:style-name="P12">d) Exclusivamente para llamadas telefónicas tradicionales</text:p>
      <text:p text:style-name="P12"/>
      <text:p text:style-name="P12">¿Qué función realiza un adaptador de red 4G/LTE?</text:p>
      <text:p text:style-name="P12">a) Conexión de dispositivos mediante cables Ethernet</text:p>
      <text:p text:style-name="P12">b) Ampliar la cobertura de una red inalámbrica</text:p>
      <text:p text:style-name="P12"><text:soft-page-break/>c) Proporcionar conexión a internet a través de redes móviles</text:p>
      <text:p text:style-name="P12">d) Exclusivamente para conexiones Bluetooth</text:p>
      <text:p text:style-name="P12"/>
      <text:p text:style-name="P12">¿Cuál es la principal función de un teléfono VoIP?</text:p>
      <text:p text:style-name="P12">a) Transmisión de datos por cable coaxial</text:p>
      <text:p text:style-name="P12">b) Conversión de señales analógicas a digitales para realizar llamadas sobre internet</text:p>
      <text:p text:style-name="P12">c) Uso exclusivo para llamadas telefónicas tradicionales</text:p>
      <text:p text:style-name="P12">d) Conexión de dispositivos inalámbricos mediante Wi-Fi</text:p>
      <text:p text:style-name="P12"/>
      <text:p text:style-name="P12">¿Qué característica es común en un adaptador de red Powerline?</text:p>
      <text:p text:style-name="P12">a) Conexión directa a la corriente eléctrica</text:p>
      <text:p text:style-name="P12">b) Ampliar la cobertura de una red inalámbrica</text:p>
      <text:p text:style-name="P12">c) Utilización de la red eléctrica para transmitir datos</text:p>
      <text:p text:style-name="P12">d) Exclusivamente para conexiones Bluetooth</text:p>
      <text:p text:style-name="P12"/>
      <text:p text:style-name="P12">¿Cuál es la ventaja de un conmutador KVM en una red de comunicación?</text:p>
      <text:p text:style-name="P12">a) Permite el control de múltiples computadoras con un solo teclado, monitor y ratón</text:p>
      <text:p text:style-name="P12">b) Ampliar la cobertura de una red inalámbrica</text:p>
      <text:p text:style-name="P12">c) Facilita la conexión de dispositivos inalámbricos mediante Wi-Fi</text:p>
      <text:p text:style-name="P12">d) Exclusivamente para conexiones Bluetooth</text:p>
      <text:p text:style-name="P12"/>
      <text:p text:style-name="P12">¿Qué función realiza un repetidor de señal móvil?</text:p>
      <text:p text:style-name="P12">a) Conexión de dispositivos mediante cables Ethernet</text:p>
      <text:p text:style-name="P12">b) Ampliar la cobertura de la señal móvil para dispositivos móviles</text:p>
      <text:p text:style-name="P12">c) Uso exclusivo para llamadas telefónicas tradicionales</text:p>
      <text:p text:style-name="P12">d) Exclusivamente para conexiones Bluetooth</text:p>
      <text:p text:style-name="P12"/>
      <text:p text:style-name="P12"/>
      <text:p text:style-name="P12">¿Qué característica es esencial en un monitor con tecnología IPS?</text:p>
      <text:p text:style-name="P12">a) Mayor velocidad de actualización</text:p>
      <text:p text:style-name="P12">b) Amplios ángulos de visión y reproducción precisa de colores</text:p>
      <text:p text:style-name="P12">c) Bajo consumo de energía</text:p>
      <text:p text:style-name="P12">d) Alta tasa de contraste</text:p>
      <text:p text:style-name="P12"/>
      <text:p text:style-name="P12">¿Cuál es la función principal de un monitor curvo?</text:p>
      <text:p text:style-name="P12">a) Reducción de reflejos y deslumbramientos</text:p>
      <text:p text:style-name="P12">b) Mejora de la inmersión visual y mayor comodidad para el usuario</text:p>
      <text:p text:style-name="P12">c) Mayor velocidad de respuesta</text:p>
      <text:p text:style-name="P12">d) Exclusivamente para aplicaciones gráficas</text:p>
      <text:p text:style-name="P12"/>
      <text:p text:style-name="P12">¿Qué ventaja ofrece un monitor con tecnología LED sobre uno con tecnología LCD?</text:p>
      <text:p text:style-name="P12">a) Mayor duración de la batería</text:p>
      <text:p text:style-name="P12">b) Mejor reproducción del color y mayor eficiencia energética</text:p>
      <text:p text:style-name="P12">c) Ángulos de visión más amplios</text:p>
      <text:p text:style-name="P12">d) Exclusivamente para aplicaciones de diseño gráfico</text:p>
      <text:p text:style-name="P12"/>
      <text:p text:style-name="P12">¿Cuál es la principal función de un monitor con resolución 4K?</text:p>
      <text:p text:style-name="P12">a) Reducción de la fatiga visual</text:p>
      <text:p text:style-name="P12">b) Mayor nitidez y detalle en la visualización de contenidos</text:p>
      <text:p text:style-name="P12">c) Menor consumo de energía</text:p>
      <text:p text:style-name="P12">d) Alta tasa de refresco</text:p>
      <text:p text:style-name="P12"/>
      <text:p text:style-name="P12"><text:soft-page-break/>¿Qué característica es común en un monitor con tecnología FreeSync?</text:p>
      <text:p text:style-name="P12">a) Mayor velocidad de actualización</text:p>
      <text:p text:style-name="P12">b) Reducción de reflejos y deslumbramientos</text:p>
      <text:p text:style-name="P12">c) Sincronización de la frecuencia de actualización con la tarjeta gráfica</text:p>
      <text:p text:style-name="P12">d) Exclusivamente para aplicaciones de ofici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9:25.193749002</dc:date>
    <meta:editing-duration>PT16M27S</meta:editing-duration>
    <meta:editing-cycles>15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706" meta:character-count="4520" meta:non-whitespace-character-count="3904"/>
  </office:meta>
</office:document-meta>
</file>